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72.51mm"/>
    </style:style>
    <style:style style:name="co7" style:family="table-column">
      <style:table-column-properties fo:break-before="auto" style:column-width="66.8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33.21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rop2016</text:p>
          </table:table-cell>
          <table:table-cell table:style-name="ce2" office:value-type="string" calcext:value-type="string">
            <text:p>Crop</text:p>
          </table:table-cell>
          <table:table-cell table:style-name="ce1" office:value-type="string" calcext:value-type="string">
            <text:p>CropETo</text:p>
          </table:table-cell>
          <table:table-cell table:style-name="ce1" office:value-type="string" calcext:value-type="string">
            <text:p>WaterApplied</text:p>
          </table:table-cell>
          <table:table-cell table:style-name="ce1" office:value-type="string" calcext:value-type="string">
            <text:p>NetWaterUse_TotArea</text:p>
          </table:table-cell>
          <table:table-cell table:style-name="ce1" office:value-type="string" calcext:value-type="string">
            <text:p>NetWaterUse_Applied</text:p>
          </table:table-cell>
          <table:table-cell table:style-name="ce1" office:value-type="string" calcext:value-type="string">
            <text:p>NetWaterUse_Net</text:p>
          </table:table-cell>
        </table:table-row>
        <table:table-row table:style-name="ro1">
          <table:table-cell office:value-type="string" calcext:value-type="string">
            <text:p>Alfalfa and Alfalfa Mixtures</text:p>
          </table:table-cell>
          <table:table-cell office:value-type="string" calcext:value-type="string">
            <text:p>Alfalfa Hay and Clover</text:p>
          </table:table-cell>
          <table:table-cell office:value-type="float" office:value="3.715" calcext:value-type="float">
            <text:p>3.715</text:p>
          </table:table-cell>
          <table:table-cell office:value-type="float" office:value="3.8" calcext:value-type="float">
            <text:p>3.8</text:p>
          </table:table-cell>
          <table:table-cell office:value-type="float" office:value="1039" calcext:value-type="float">
            <text:p>1039</text:p>
          </table:table-cell>
          <table:table-cell table:formula="of:=5241/[.E2]" office:value-type="float" office:value="5.04427333974976" calcext:value-type="float">
            <text:p>5.04427333974976</text:p>
          </table:table-cell>
          <table:table-cell table:formula="of:=3652/[.E2]" office:value-type="float" office:value="3.51491819056785" calcext:value-type="float">
            <text:p>3.51491819056785</text:p>
          </table:table-cell>
        </table:table-row>
        <table:table-row table:style-name="ro1">
          <table:table-cell table:number-columns-repeated="2" office:value-type="string" calcext:value-type="string">
            <text:p>Almonds</text:p>
          </table:table-cell>
          <table:table-cell office:value-type="float" office:value="3.265" calcext:value-type="float">
            <text:p>3.265</text:p>
          </table:table-cell>
          <table:table-cell/>
          <table:table-cell office:value-type="float" office:value="1080" calcext:value-type="float">
            <text:p>1080</text:p>
          </table:table-cell>
          <table:table-cell table:formula="of:=3820/[.E3]" office:value-type="float" office:value="3.53703703703704" calcext:value-type="float">
            <text:p>3.53703703703704</text:p>
          </table:table-cell>
          <table:table-cell table:formula="of:=2892/[.E3]" office:value-type="float" office:value="2.67777777777778" calcext:value-type="float">
            <text:p>2.67777777777778</text:p>
          </table:table-cell>
        </table:table-row>
        <table:table-row table:style-name="ro1">
          <table:table-cell/>
          <table:table-cell office:value-type="string" calcext:value-type="string">
            <text:p>Almonds w/covercrop</text:p>
          </table:table-cell>
          <table:table-cell office:value-type="float" office:value="4.07666666666667" calcext:value-type="float">
            <text:p>4.07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Apple, Pear, Cherry, Plum and Prune</text:p>
          </table:table-cell>
          <table:table-cell office:value-type="float" office:value="3.195" calcext:value-type="float">
            <text:p>3.195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les, Plums, Cherries etc w/covercrop</text:p>
          </table:table-cell>
          <table:table-cell office:value-type="float" office:value="4.36083333333333" calcext:value-type="float">
            <text:p>4.36083333333333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s</text:p>
          </table:table-cell>
          <table:table-cell office:value-type="string" calcext:value-type="string">
            <text:p>Avocado</text:p>
          </table:table-cell>
          <table:table-cell office:value-type="float" office:value="3.08916666666667" calcext:value-type="float">
            <text:p>3.089166666666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ns (Dry)</text:p>
          </table:table-cell>
          <table:table-cell table:style-name="Default"/>
          <table:table-cell/>
          <table:table-cell office:value-type="float" office:value="2.3" calcext:value-type="float">
            <text:p>2.3</text:p>
          </table:table-cell>
          <table:table-cell office:value-type="float" office:value="85" calcext:value-type="float">
            <text:p>85</text:p>
          </table:table-cell>
          <table:table-cell table:formula="of:=199/[.E8]" office:value-type="float" office:value="2.34117647058824" calcext:value-type="float">
            <text:p>2.34117647058824</text:p>
          </table:table-cell>
          <table:table-cell table:formula="of:=140/[.E8]" office:value-type="float" office:value="1.64705882352941" calcext:value-type="float">
            <text:p>1.64705882352941</text:p>
          </table:table-cell>
        </table:table-row>
        <table:table-row table:style-name="ro2">
          <table:table-cell office:value-type="string" calcext:value-type="string">
            <text:p>Bush Berries</text:p>
          </table:table-cell>
          <table:table-cell table:style-name="Default"/>
          <table:table-cell/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ot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herri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itrus</text:p>
          </table:table-cell>
          <table:table-cell office:value-type="string" calcext:value-type="string">
            <text:p>Citrus (no ground cover)</text:p>
          </table:table-cell>
          <table:table-cell office:value-type="float" office:value="3.1275" calcext:value-type="float">
            <text:p>3.12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e Crop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rn, Sorghum and Sudan</text:p>
          </table:table-cell>
          <table:table-cell office:value-type="string" calcext:value-type="string">
            <text:p>Corn and Grain Sorghum</text:p>
          </table:table-cell>
          <table:table-cell office:value-type="float" office:value="2.37916666666667" calcext:value-type="float">
            <text:p>2.37916666666667</text:p>
          </table:table-cell>
          <table:table-cell table:formula="of:=(3.4*152261+3.1*363651+10305*1.9+28420*2.5)/(152261+363651+10305+28420)" office:value-type="float" office:value="3.12931701274888" calcext:value-type="float">
            <text:p>3.12931701274888</text:p>
          </table:table-cell>
          <table:table-cell office:value-type="float" office:value="781" calcext:value-type="float">
            <text:p>781</text:p>
          </table:table-cell>
          <table:table-cell table:formula="of:=2206/[.E14]" office:value-type="float" office:value="2.82458386683739" calcext:value-type="float">
            <text:p>2.82458386683739</text:p>
          </table:table-cell>
          <table:table-cell table:formula="of:=1507/[.E14]" office:value-type="float" office:value="1.92957746478873" calcext:value-type="float">
            <text:p>1.92957746478873</text:p>
          </table:table-cell>
        </table:table-row>
        <table:table-row table:style-name="ro1">
          <table:table-cell table:number-columns-repeated="2" office:value-type="string" calcext:value-type="string">
            <text:p>Cotton</text:p>
          </table:table-cell>
          <table:table-cell office:value-type="float" office:value="2.635" calcext:value-type="float">
            <text:p>2.635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table:formula="of:=927/[.E15]" office:value-type="float" office:value="3.09" calcext:value-type="float">
            <text:p>3.09</text:p>
          </table:table-cell>
          <table:table-cell table:formula="of:=726/[.E15]" office:value-type="float" office:value="2.42" calcext:value-type="float">
            <text:p>2.42</text:p>
          </table:table-cell>
        </table:table-row>
        <table:table-row table:style-name="ro2">
          <table:table-cell office:value-type="string" calcext:value-type="string">
            <text:p>Dat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owers, Nursery and Christmas Tree Farms</text:p>
          </table:table-cell>
          <table:table-cell office:value-type="string" calcext:value-type="string">
            <text:p>Flowers, Nursery and Christmas Tree</text:p>
          </table:table-cell>
          <table:table-cell office:value-type="float" office:value="3.08916666666667" calcext:value-type="float">
            <text:p>3.0891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Grape Vines with 80% canopy</text:p>
          </table:table-cell>
          <table:table-cell office:value-type="float" office:value="2.30333333333333" calcext:value-type="float">
            <text:p>2.30333333333333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1581/[.E18]" office:value-type="float" office:value="1.86" calcext:value-type="float">
            <text:p>1.86</text:p>
          </table:table-cell>
          <table:table-cell table:formula="of:=1183/[.E18]" office:value-type="float" office:value="1.39176470588235" calcext:value-type="float">
            <text:p>1.39176470588235</text:p>
          </table:table-cell>
        </table:table-row>
        <table:table-row table:style-name="ro1">
          <table:table-cell office:value-type="string" calcext:value-type="string">
            <text:p>Greenhouse</text:p>
          </table:table-cell>
          <table:table-cell office:value-type="string" calcext:value-type="string">
            <text:p>Grape Vines with cover crop (80% canopy)</text:p>
          </table:table-cell>
          <table:table-cell office:value-type="float" office:value="3.2225" calcext:value-type="float">
            <text:p>3.2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ature Almonds</text:p>
          </table:table-cell>
          <table:table-cell office:value-type="float" office:value="0.474166666666667" calcext:value-type="float">
            <text:p>0.47416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ature Citrus</text:p>
          </table:table-cell>
          <table:table-cell office:value-type="float" office:value="2.46416666666667" calcext:value-type="float">
            <text:p>2.4641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ature Grapes Vines with 50% canopy</text:p>
          </table:table-cell>
          <table:table-cell office:value-type="float" office:value="2.035" calcext:value-type="float">
            <text:p>2.0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ature Peaches, Nectarines, etc</text:p>
          </table:table-cell>
          <table:table-cell office:value-type="float" office:value="1.735" calcext:value-type="float">
            <text:p>1.7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ature Pistachio</text:p>
          </table:table-cell>
          <table:table-cell office:value-type="float" office:value="2.07833333333333" calcext:value-type="float">
            <text:p>2.07833333333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wi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Lettuce/Leafy Greens</text:p>
          </table:table-cell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ns, Squash and Cucumbers</text:p>
          </table:table-cell>
          <table:table-cell office:value-type="string" calcext:value-type="string">
            <text:p>Melons, Squash, and Cucumbers</text:p>
          </table:table-cell>
          <table:table-cell office:value-type="float" office:value="2.06583333333333" calcext:value-type="float">
            <text:p>2.06583333333333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205/[.E27]" office:value-type="float" office:value="1.76724137931034" calcext:value-type="float">
            <text:p>1.76724137931034</text:p>
          </table:table-cell>
          <table:table-cell table:formula="of:=138/[.E27]" office:value-type="float" office:value="1.18965517241379" calcext:value-type="float">
            <text:p>1.18965517241379</text:p>
          </table:table-cell>
        </table:table-row>
        <table:table-row table:style-name="ro1">
          <table:table-cell office:value-type="string" calcext:value-type="string">
            <text:p>Miscellaneous Subtropical Fruits</text:p>
          </table:table-cell>
          <table:table-cell office:value-type="string" calcext:value-type="string">
            <text:p>Misc Subtropical</text:p>
          </table:table-cell>
          <table:table-cell office:value-type="float" office:value="3.08916666666667" calcext:value-type="float">
            <text:p>3.0891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cellaneous Deciduous</text:p>
          </table:table-cell>
          <table:table-cell office:value-type="string" calcext:value-type="string">
            <text:p>Misc. Deciduous</text:p>
          </table:table-cell>
          <table:table-cell office:value-type="float" office:value="3.08916666666667" calcext:value-type="float">
            <text:p>3.08916666666667</text:p>
          </table:table-cell>
          <table:table-cell/>
          <table:table-cell office:value-type="float" office:value="671" calcext:value-type="float">
            <text:p>671</text:p>
          </table:table-cell>
          <table:table-cell table:formula="of:=2210/[.E29]" office:value-type="float" office:value="3.29359165424739" calcext:value-type="float">
            <text:p>3.29359165424739</text:p>
          </table:table-cell>
          <table:table-cell table:formula="of:=1655/[.E29]" office:value-type="float" office:value="2.46646795827124" calcext:value-type="float">
            <text:p>2.46646795827124</text:p>
          </table:table-cell>
        </table:table-row>
        <table:table-row table:style-name="ro1">
          <table:table-cell office:value-type="string" calcext:value-type="string">
            <text:p>Miscellaneous Field Crops</text:p>
          </table:table-cell>
          <table:table-cell office:value-type="string" calcext:value-type="string">
            <text:p>Misc. field crops</text:p>
          </table:table-cell>
          <table:table-cell office:value-type="float" office:value="2.12916666666667" calcext:value-type="float">
            <text:p>2.12916666666667</text:p>
          </table:table-cell>
          <table:table-cell/>
          <table:table-cell office:value-type="float" office:value="647" calcext:value-type="float">
            <text:p>647</text:p>
          </table:table-cell>
          <table:table-cell table:formula="of:=1691/[.E30]" office:value-type="float" office:value="2.61360123647604" calcext:value-type="float">
            <text:p>2.61360123647604</text:p>
          </table:table-cell>
          <table:table-cell table:formula="of:=1096/[.E30]" office:value-type="float" office:value="1.69397217928903" calcext:value-type="float">
            <text:p>1.69397217928903</text:p>
          </table:table-cell>
        </table:table-row>
        <table:table-row table:style-name="ro1">
          <table:table-cell office:value-type="string" calcext:value-type="string">
            <text:p>Miscellaneous Grain and Hay</text:p>
          </table:table-cell>
          <table:table-cell office:value-type="string" calcext:value-type="string">
            <text:p>Grain and Grain Hay</text:p>
          </table:table-cell>
          <table:table-cell office:value-type="float" office:value="1.56833333333333" calcext:value-type="float">
            <text:p>1.56833333333333</text:p>
          </table:table-cell>
          <table:table-cell table:formula="of:=(2.8*437280+1.8*77523)/(77523+437280)" office:value-type="float" office:value="2.64941229946212" calcext:value-type="float">
            <text:p>2.64941229946212</text:p>
          </table:table-cell>
          <table:table-cell office:value-type="float" office:value="576" calcext:value-type="float">
            <text:p>576</text:p>
          </table:table-cell>
          <table:table-cell table:formula="of:=802/[.E31]" office:value-type="float" office:value="1.39236111111111" calcext:value-type="float">
            <text:p>1.39236111111111</text:p>
          </table:table-cell>
          <table:table-cell table:formula="of:=545/[.E31]" office:value-type="float" office:value="0.946180555555556" calcext:value-type="float">
            <text:p>0.946180555555556</text:p>
          </table:table-cell>
        </table:table-row>
        <table:table-row table:style-name="ro1">
          <table:table-cell/>
          <table:table-cell office:value-type="string" calcext:value-type="string">
            <text:p>Onions and Garlic</text:p>
          </table:table-cell>
          <table:table-cell office:value-type="float" office:value="1.66166666666667" calcext:value-type="float">
            <text:p>1.6616666666666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225/[.E32]" office:value-type="float" office:value="2.8125" calcext:value-type="float">
            <text:p>2.8125</text:p>
          </table:table-cell>
          <table:table-cell table:formula="of:=161/[.E32]" office:value-type="float" office:value="2.0125" calcext:value-type="float">
            <text:p>2.0125</text:p>
          </table:table-cell>
        </table:table-row>
        <table:table-row table:style-name="ro1">
          <table:table-cell office:value-type="string" calcext:value-type="string">
            <text:p>Miscellaneous Grasses</text:p>
          </table:table-cell>
          <table:table-cell office:value-type="string" calcext:value-type="string">
            <text:p>Pasture and Misc. Grasses</text:p>
          </table:table-cell>
          <table:table-cell office:value-type="float" office:value="3.77166666666667" calcext:value-type="float">
            <text:p>3.771666666666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ach, Nectarine and Apricots</text:p>
          </table:table-cell>
          <table:table-cell office:value-type="float" office:value="3.15916666666667" calcext:value-type="float">
            <text:p>3.159166666666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scellaneous Truck Crop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xed Pasture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iv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Onions and Garli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eaches/Nectarin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ea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epp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istachios</text:p>
          </table:table-cell>
          <table:table-cell office:value-type="string" calcext:value-type="string">
            <text:p>Pistachio</text:p>
          </table:table-cell>
          <table:table-cell office:value-type="float" office:value="2.87666666666667" calcext:value-type="float">
            <text:p>2.8766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stachio w/ covercrop</text:p>
          </table:table-cell>
          <table:table-cell office:value-type="float" office:value="3.97083333333333" calcext:value-type="float">
            <text:p>3.970833333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atoes, Sugar beets, Turnip etc..</text:p>
          </table:table-cell>
          <table:table-cell office:value-type="float" office:value="2.88083333333333" calcext:value-type="float">
            <text:p>2.88083333333333</text:p>
          </table:table-cell>
          <table:table-cell office:value-type="float" office:value="1.7" calcext:value-type="float">
            <text:p>1.7</text:p>
          </table:table-cell>
          <table:table-cell table:formula="of:=28+27" office:value-type="float" office:value="55" calcext:value-type="float">
            <text:p>55</text:p>
          </table:table-cell>
          <table:table-cell table:formula="of:=(66+138)/[.E44]" office:value-type="float" office:value="3.70909090909091" calcext:value-type="float">
            <text:p>3.70909090909091</text:p>
          </table:table-cell>
          <table:table-cell table:formula="of:=(87+45)/[.E44]"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Plums, Prunes and Apricot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megranate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ice</text:p>
          </table:table-cell>
          <table:table-cell office:value-type="float" office:value="3.2575" calcext:value-type="float">
            <text:p>3.2575</text:p>
          </table:table-cell>
          <table:table-cell office:value-type="float" office:value="4.5" calcext:value-type="float">
            <text:p>4.5</text:p>
          </table:table-cell>
          <table:table-cell office:value-type="float" office:value="592" calcext:value-type="float">
            <text:p>592</text:p>
          </table:table-cell>
          <table:table-cell table:formula="of:=2700/[.E47]" office:value-type="float" office:value="4.56081081081081" calcext:value-type="float">
            <text:p>4.56081081081081</text:p>
          </table:table-cell>
          <table:table-cell table:formula="of:=1517/[.E47]" office:value-type="float" office:value="2.5625" calcext:value-type="float">
            <text:p>2.5625</text:p>
          </table:table-cell>
        </table:table-row>
        <table:table-row table:style-name="ro1">
          <table:table-cell office:value-type="string" calcext:value-type="string">
            <text:p>Safflower</text:p>
          </table:table-cell>
          <table:table-cell office:value-type="string" calcext:value-type="string">
            <text:p>Safflower and Sunflower</text:p>
          </table:table-cell>
          <table:table-cell office:value-type="float" office:value="2.19333333333333" calcext:value-type="float">
            <text:p>2.1933333333333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59/[.E48]" office:value-type="float" office:value="1.37209302325581" calcext:value-type="float">
            <text:p>1.37209302325581</text:p>
          </table:table-cell>
          <table:table-cell table:formula="of:=51/[.E48]" office:value-type="float" office:value="1.18604651162791" calcext:value-type="float">
            <text:p>1.18604651162791</text:p>
          </table:table-cell>
        </table:table-row>
        <table:table-row table:style-name="ro1">
          <table:table-cell/>
          <table:table-cell office:value-type="string" calcext:value-type="string">
            <text:p>Small Vegetables</text:p>
          </table:table-cell>
          <table:table-cell office:value-type="float" office:value="1.61333333333333" calcext:value-type="float">
            <text:p>1.61333333333333</text:p>
          </table:table-cell>
          <table:table-cell office:value-type="float" office:value="2.8" calcext:value-type="float">
            <text:p>2.8</text:p>
          </table:table-cell>
          <table:table-cell office:value-type="float" office:value="857" calcext:value-type="float">
            <text:p>857</text:p>
          </table:table-cell>
          <table:table-cell table:formula="of:=1298/[.E49]" office:value-type="float" office:value="1.51458576429405" calcext:value-type="float">
            <text:p>1.51458576429405</text:p>
          </table:table-cell>
          <table:table-cell table:formula="of:=899/[.E49]" office:value-type="float" office:value="1.049008168028" calcext:value-type="float">
            <text:p>1.049008168028</text:p>
          </table:table-cell>
        </table:table-row>
        <table:table-row table:style-name="ro1">
          <table:table-cell table:number-columns-repeated="2" office:value-type="string" calcext:value-type="string">
            <text:p>Strawberries</text:p>
          </table:table-cell>
          <table:table-cell office:value-type="float" office:value="2.12916666666667" calcext:value-type="float">
            <text:p>2.1291666666666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flow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matoes</text:p>
          </table:table-cell>
          <table:table-cell office:value-type="string" calcext:value-type="string">
            <text:p>Tomatoes and Peppers</text:p>
          </table:table-cell>
          <table:table-cell office:value-type="float" office:value="2.00416666666667" calcext:value-type="float">
            <text:p>2.00416666666667</text:p>
          </table:table-cell>
          <table:table-cell office:value-type="float" office:value="2.7" calcext:value-type="float">
            <text:p>2.7</text:p>
          </table:table-cell>
          <table:table-cell table:formula="of:=42+304" office:value-type="float" office:value="346" calcext:value-type="float">
            <text:p>346</text:p>
          </table:table-cell>
          <table:table-cell table:formula="of:=(77+742)/[.E52]" office:value-type="float" office:value="2.36705202312139" calcext:value-type="float">
            <text:p>2.36705202312139</text:p>
          </table:table-cell>
          <table:table-cell table:formula="of:=(55+548)/[.E52]" office:value-type="float" office:value="1.74277456647399" calcext:value-type="float">
            <text:p>1.74277456647399</text:p>
          </table:table-cell>
        </table:table-row>
        <table:table-row table:style-name="ro1">
          <table:table-cell table:number-columns-repeated="2" office:value-type="string" calcext:value-type="string">
            <text:p>Walnuts</text:p>
          </table:table-cell>
          <table:table-cell office:value-type="float" office:value="3.46416666666667" calcext:value-type="float">
            <text:p>3.464166666666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heat</text:p>
          </table:table-cell>
          <table:table-cell table:style-name="Default"/>
          <table:table-cell/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 Perennials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Crop2016</text:p>
          </table:table-cell>
          <table:table-cell table:style-name="ce2" office:value-type="string" calcext:value-type="string">
            <text:p>Crop</text:p>
          </table:table-cell>
          <table:table-cell table:style-name="ce1" office:value-type="string" calcext:value-type="string">
            <text:p>CropETo</text:p>
          </table:table-cell>
          <table:table-cell table:style-name="ce1" office:value-type="string" calcext:value-type="string">
            <text:p>WaterApplied</text:p>
          </table:table-cell>
          <table:table-cell table:style-name="ce1" office:value-type="string" calcext:value-type="string">
            <text:p>NetWaterUse_Applied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AppliedFromETo</text:p>
          </table:table-cell>
          <table:table-cell table:style-name="ce1" office:value-type="string" calcext:value-type="string">
            <text:p>AppliedWater</text:p>
          </table:table-cell>
          <table:table-cell table:style-name="ce1" office:value-type="string" calcext:value-type="string">
            <text:p>TotalWa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falfa and Alfalfa Mixtures</text:p>
          </table:table-cell>
          <table:table-cell office:value-type="string" calcext:value-type="string">
            <text:p>Alfalfa Hay and Clover</text:p>
          </table:table-cell>
          <table:table-cell office:value-type="float" office:value="3.715" calcext:value-type="float">
            <text:p>3.715</text:p>
          </table:table-cell>
          <table:table-cell office:value-type="float" office:value="3.8" calcext:value-type="float">
            <text:p>3.8</text:p>
          </table:table-cell>
          <table:table-cell office:value-type="float" office:value="5.04427333974976" calcext:value-type="float">
            <text:p>5.04427333974976</text:p>
          </table:table-cell>
          <table:table-cell table:formula="of:=[.C2]/(AVERAGE([.D2:.E2])+12.82/12)" office:value-type="float" office:value="0.676626955038319" calcext:value-type="float">
            <text:p>0.676626955038319</text:p>
          </table:table-cell>
          <table:table-cell table:formula="of:=([.C2]-0.7*12.8/12)/0.7" office:value-type="float" office:value="4.24047619047619" calcext:value-type="float">
            <text:p>4.24047619047619</text:p>
          </table:table-cell>
          <table:table-cell table:formula="of:=AVERAGE([.D2:.E2])" office:value-type="float" office:value="4.42213666987488" calcext:value-type="float">
            <text:p>4.42213666987488</text:p>
          </table:table-cell>
          <table:table-cell table:formula="of:=[.H2]+12.8/12" office:value-type="float" office:value="5.48880333654155" calcext:value-type="float">
            <text:p>5.488803336541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lmonds</text:p>
          </table:table-cell>
          <table:table-cell office:value-type="float" office:value="3.265" calcext:value-type="float">
            <text:p>3.265</text:p>
          </table:table-cell>
          <table:table-cell/>
          <table:table-cell office:value-type="float" office:value="3.53703703703704" calcext:value-type="float">
            <text:p>3.53703703703704</text:p>
          </table:table-cell>
          <table:table-cell table:formula="of:=[.C3]/(AVERAGE([.D3:.E3])+12.82/12)" office:value-type="float" office:value="0.708954923800716" calcext:value-type="float">
            <text:p>0.708954923800716</text:p>
          </table:table-cell>
          <table:table-cell table:formula="of:=([.C3]-0.7*12.8/12)/0.7" office:value-type="float" office:value="3.59761904761905" calcext:value-type="float">
            <text:p>3.59761904761905</text:p>
          </table:table-cell>
          <table:table-cell table:formula="of:=AVERAGE([.D3:.E3])" office:value-type="float" office:value="3.53703703703704" calcext:value-type="float">
            <text:p>3.53703703703704</text:p>
          </table:table-cell>
          <table:table-cell table:formula="of:=[.H3]+12.8/12" office:value-type="float" office:value="4.6037037037037" calcext:value-type="float">
            <text:p>4.6037037037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Apple, Pear, Cherry, Plum and Prune</text:p>
          </table:table-cell>
          <table:table-cell office:value-type="float" office:value="3.195" calcext:value-type="float">
            <text:p>3.19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4]/(AVERAGE([.D4:.E4])+12.82/12)" office:value-type="float" office:value="0.847854931446263" calcext:value-type="float">
            <text:p>0.847854931446263</text:p>
          </table:table-cell>
          <table:table-cell table:formula="of:=([.C4]-0.7*12.8/12)/0.7" office:value-type="float" office:value="3.49761904761905" calcext:value-type="float">
            <text:p>3.49761904761905</text:p>
          </table:table-cell>
          <table:table-cell table:formula="of:=AVERAGE([.D4:.E4])" office:value-type="float" office:value="2.7" calcext:value-type="float">
            <text:p>2.7</text:p>
          </table:table-cell>
          <table:table-cell table:formula="of:=[.H4]+12.8/12" office:value-type="float" office:value="3.76666666666667" calcext:value-type="float">
            <text:p>3.7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ocados</text:p>
          </table:table-cell>
          <table:table-cell office:value-type="string" calcext:value-type="string">
            <text:p>Avocado</text:p>
          </table:table-cell>
          <table:table-cell office:value-type="float" office:value="3.08916666666667" calcext:value-type="float">
            <text:p>3.08916666666667</text:p>
          </table:table-cell>
          <table:table-cell table:number-columns-repeated="3"/>
          <table:table-cell table:formula="of:=([.C5]-0.7*12.8/12)/0.7" office:value-type="float" office:value="3.34642857142857" calcext:value-type="float">
            <text:p>3.34642857142857</text:p>
          </table:table-cell>
          <table:table-cell table:formula="of:=[.G5]" office:value-type="float" office:value="3.34642857142857" calcext:value-type="float">
            <text:p>3.34642857142857</text:p>
          </table:table-cell>
          <table:table-cell table:formula="of:=[.H5]+12.8/12" office:value-type="float" office:value="4.41309523809524" calcext:value-type="float">
            <text:p>4.4130952380952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eans (Dry)</text:p>
          </table:table-cell>
          <table:table-cell table:style-name="Default"/>
          <table:table-cell/>
          <table:table-cell office:value-type="float" office:value="2.3" calcext:value-type="float">
            <text:p>2.3</text:p>
          </table:table-cell>
          <table:table-cell office:value-type="float" office:value="2.34117647058824" calcext:value-type="float">
            <text:p>2.34117647058824</text:p>
          </table:table-cell>
          <table:table-cell table:number-columns-repeated="2"/>
          <table:table-cell table:formula="of:=AVERAGE([.D6:.E6])" office:value-type="float" office:value="2.32058823529412" calcext:value-type="float">
            <text:p>2.32058823529412</text:p>
          </table:table-cell>
          <table:table-cell table:formula="of:=[.H6]+12.8/12" office:value-type="float" office:value="3.38725490196078" calcext:value-type="float">
            <text:p>3.387254901960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ush Berries</text:p>
          </table:table-cell>
          <table:table-cell table:style-name="Default"/>
          <table:table-cell/>
          <table:table-cell office:value-type="float" office:value="0.6" calcext:value-type="float">
            <text:p>0.6</text:p>
          </table:table-cell>
          <table:table-cell table:number-columns-repeated="3"/>
          <table:table-cell table:formula="of:=AVERAGE([.D7:.E7])" office:value-type="float" office:value="0.6" calcext:value-type="float">
            <text:p>0.6</text:p>
          </table:table-cell>
          <table:table-cell table:formula="of:=[.H7]+12.8/12" office:value-type="float" office:value="1.66666666666667" calcext:value-type="float">
            <text:p>1.666666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arrots</text:p>
          </table:table-cell>
          <table:table-cell table:style-name="Default"/>
          <table:table-cell office:value-type="float" office:value="1.61333333333333" calcext:value-type="float">
            <text:p>1.61333333333333</text:p>
          </table:table-cell>
          <table:table-cell office:value-type="float" office:value="2.8" calcext:value-type="float">
            <text:p>2.8</text:p>
          </table:table-cell>
          <table:table-cell office:value-type="float" office:value="1.51458576429405" calcext:value-type="float">
            <text:p>1.51458576429405</text:p>
          </table:table-cell>
          <table:table-cell table:formula="of:=[.C8]/(AVERAGE([.D8:.E8])+12.82/12)" office:value-type="float" office:value="0.500161278945049" calcext:value-type="float">
            <text:p>0.500161278945049</text:p>
          </table:table-cell>
          <table:table-cell table:formula="of:=([.C8]-0.7*12.8/12)/0.7" office:value-type="float" office:value="1.23809523809524" calcext:value-type="float">
            <text:p>1.23809523809524</text:p>
          </table:table-cell>
          <table:table-cell table:formula="of:=AVERAGE([.D8:.E8])" office:value-type="float" office:value="2.15729288214702" calcext:value-type="float">
            <text:p>2.15729288214702</text:p>
          </table:table-cell>
          <table:table-cell table:formula="of:=[.H8]+12.8/12" office:value-type="float" office:value="3.22395954881369" calcext:value-type="float">
            <text:p>3.223959548813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herries</text:p>
          </table:table-cell>
          <table:table-cell table:style-name="Default"/>
          <table:table-cell office:value-type="float" office:value="3.195" calcext:value-type="float">
            <text:p>3.19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9]/(AVERAGE([.D9:.E9])+12.82/12)" office:value-type="float" office:value="0.847854931446263" calcext:value-type="float">
            <text:p>0.847854931446263</text:p>
          </table:table-cell>
          <table:table-cell table:formula="of:=([.C9]-0.7*12.8/12)/0.7" office:value-type="float" office:value="3.49761904761905" calcext:value-type="float">
            <text:p>3.49761904761905</text:p>
          </table:table-cell>
          <table:table-cell table:formula="of:=AVERAGE([.D9:.E9])" office:value-type="float" office:value="2.7" calcext:value-type="float">
            <text:p>2.7</text:p>
          </table:table-cell>
          <table:table-cell table:formula="of:=[.H9]+12.8/12" office:value-type="float" office:value="3.76666666666667" calcext:value-type="float">
            <text:p>3.7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trus</text:p>
          </table:table-cell>
          <table:table-cell office:value-type="string" calcext:value-type="string">
            <text:p>Citrus (no ground cover)</text:p>
          </table:table-cell>
          <table:table-cell office:value-type="float" office:value="3.1275" calcext:value-type="float">
            <text:p>3.1275</text:p>
          </table:table-cell>
          <table:table-cell table:number-columns-repeated="3"/>
          <table:table-cell table:formula="of:=([.C10]-0.7*12.8/12)/0.7" office:value-type="float" office:value="3.40119047619048" calcext:value-type="float">
            <text:p>3.40119047619048</text:p>
          </table:table-cell>
          <table:table-cell table:formula="of:=[.G10]" office:value-type="float" office:value="3.40119047619048" calcext:value-type="float">
            <text:p>3.40119047619048</text:p>
          </table:table-cell>
          <table:table-cell table:formula="of:=[.H10]+12.8/12" office:value-type="float" office:value="4.46785714285714" calcext:value-type="float">
            <text:p>4.467857142857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e Crops</text:p>
          </table:table-cell>
          <table:table-cell table:style-name="Default"/>
          <table:table-cell office:value-type="float" office:value="1.61333333333333" calcext:value-type="float">
            <text:p>1.61333333333333</text:p>
          </table:table-cell>
          <table:table-cell office:value-type="float" office:value="2.8" calcext:value-type="float">
            <text:p>2.8</text:p>
          </table:table-cell>
          <table:table-cell office:value-type="float" office:value="1.51458576429405" calcext:value-type="float">
            <text:p>1.51458576429405</text:p>
          </table:table-cell>
          <table:table-cell table:formula="of:=[.C11]/(AVERAGE([.D11:.E11])+12.82/12)" office:value-type="float" office:value="0.500161278945049" calcext:value-type="float">
            <text:p>0.500161278945049</text:p>
          </table:table-cell>
          <table:table-cell table:formula="of:=([.C11]-0.7*12.8/12)/0.7" office:value-type="float" office:value="1.23809523809524" calcext:value-type="float">
            <text:p>1.23809523809524</text:p>
          </table:table-cell>
          <table:table-cell table:formula="of:=AVERAGE([.D11:.E11])" office:value-type="float" office:value="2.15729288214702" calcext:value-type="float">
            <text:p>2.15729288214702</text:p>
          </table:table-cell>
          <table:table-cell table:formula="of:=[.H11]+12.8/12" office:value-type="float" office:value="3.22395954881369" calcext:value-type="float">
            <text:p>3.22395954881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, Sorghum and Sudan</text:p>
          </table:table-cell>
          <table:table-cell office:value-type="string" calcext:value-type="string">
            <text:p>Corn and Grain Sorghum</text:p>
          </table:table-cell>
          <table:table-cell office:value-type="float" office:value="2.37916666666667" calcext:value-type="float">
            <text:p>2.37916666666667</text:p>
          </table:table-cell>
          <table:table-cell office:value-type="float" office:value="3.12931701274888" calcext:value-type="float">
            <text:p>3.12931701274888</text:p>
          </table:table-cell>
          <table:table-cell office:value-type="float" office:value="2.82458386683739" calcext:value-type="float">
            <text:p>2.82458386683739</text:p>
          </table:table-cell>
          <table:table-cell table:formula="of:=[.C12]/(AVERAGE([.D12:.E12])+12.82/12)" office:value-type="float" office:value="0.588133441335288" calcext:value-type="float">
            <text:p>0.588133441335288</text:p>
          </table:table-cell>
          <table:table-cell table:formula="of:=([.C12]-0.7*12.8/12)/0.7" office:value-type="float" office:value="2.33214285714286" calcext:value-type="float">
            <text:p>2.33214285714286</text:p>
          </table:table-cell>
          <table:table-cell table:formula="of:=AVERAGE([.D12:.E12])" office:value-type="float" office:value="2.97695043979313" calcext:value-type="float">
            <text:p>2.97695043979313</text:p>
          </table:table-cell>
          <table:table-cell table:formula="of:=[.H12]+12.8/12" office:value-type="float" office:value="4.0436171064598" calcext:value-type="float">
            <text:p>4.04361710645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tton</text:p>
          </table:table-cell>
          <table:table-cell office:value-type="float" office:value="2.635" calcext:value-type="float">
            <text:p>2.635</text:p>
          </table:table-cell>
          <table:table-cell office:value-type="float" office:value="2.9" calcext:value-type="float">
            <text:p>2.9</text:p>
          </table:table-cell>
          <table:table-cell office:value-type="float" office:value="3.09" calcext:value-type="float">
            <text:p>3.09</text:p>
          </table:table-cell>
          <table:table-cell table:formula="of:=[.C13]/(AVERAGE([.D13:.E13])+12.82/12)" office:value-type="float" office:value="0.648482362592289" calcext:value-type="float">
            <text:p>0.648482362592289</text:p>
          </table:table-cell>
          <table:table-cell table:formula="of:=([.C13]-0.7*12.8/12)/0.7" office:value-type="float" office:value="2.69761904761905" calcext:value-type="float">
            <text:p>2.69761904761905</text:p>
          </table:table-cell>
          <table:table-cell table:formula="of:=AVERAGE([.D13:.E13])" office:value-type="float" office:value="2.995" calcext:value-type="float">
            <text:p>2.995</text:p>
          </table:table-cell>
          <table:table-cell table:formula="of:=[.H13]+12.8/12" office:value-type="float" office:value="4.06166666666667" calcext:value-type="float">
            <text:p>4.061666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ates</text:p>
          </table:table-cell>
          <table:table-cell table:style-name="Default"/>
          <table:table-cell/>
          <table:table-cell office:value-type="float" office:value="2.7" calcext:value-type="float">
            <text:p>2.7</text:p>
          </table:table-cell>
          <table:table-cell table:number-columns-repeated="3"/>
          <table:table-cell table:formula="of:=AVERAGE([.D14:.E14])" office:value-type="float" office:value="2.7" calcext:value-type="float">
            <text:p>2.7</text:p>
          </table:table-cell>
          <table:table-cell table:formula="of:=[.H14]+12.8/12" office:value-type="float" office:value="3.76666666666667" calcext:value-type="float">
            <text:p>3.7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owers, Nursery and Christmas Tree Farms</text:p>
          </table:table-cell>
          <table:table-cell office:value-type="string" calcext:value-type="string">
            <text:p>Flowers, Nursery and Christmas Tree</text:p>
          </table:table-cell>
          <table:table-cell office:value-type="float" office:value="3.08916666666667" calcext:value-type="float">
            <text:p>3.08916666666667</text:p>
          </table:table-cell>
          <table:table-cell table:number-columns-repeated="3"/>
          <table:table-cell table:formula="of:=([.C15]-0.7*12.8/12)/0.7" office:value-type="float" office:value="3.34642857142857" calcext:value-type="float">
            <text:p>3.34642857142857</text:p>
          </table:table-cell>
          <table:table-cell table:formula="of:=[.G15]" office:value-type="float" office:value="3.34642857142857" calcext:value-type="float">
            <text:p>3.34642857142857</text:p>
          </table:table-cell>
          <table:table-cell table:formula="of:=[.H15]+12.8/12" office:value-type="float" office:value="4.41309523809524" calcext:value-type="float">
            <text:p>4.41309523809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Grape Vines with 80% canopy</text:p>
          </table:table-cell>
          <table:table-cell office:value-type="float" office:value="2.30333333333333" calcext:value-type="float">
            <text:p>2.30333333333333</text:p>
          </table:table-cell>
          <table:table-cell/>
          <table:table-cell office:value-type="float" office:value="1.86" calcext:value-type="float">
            <text:p>1.86</text:p>
          </table:table-cell>
          <table:table-cell table:formula="of:=[.C16]/(AVERAGE([.D16:.E16])+12.82/12)" office:value-type="float" office:value="0.786568013659647" calcext:value-type="float">
            <text:p>0.786568013659647</text:p>
          </table:table-cell>
          <table:table-cell table:formula="of:=([.C16]-0.7*12.8/12)/0.7" office:value-type="float" office:value="2.22380952380952" calcext:value-type="float">
            <text:p>2.22380952380952</text:p>
          </table:table-cell>
          <table:table-cell table:formula="of:=AVERAGE([.D16:.E16])" office:value-type="float" office:value="1.86" calcext:value-type="float">
            <text:p>1.86</text:p>
          </table:table-cell>
          <table:table-cell table:formula="of:=[.H16]+12.8/12" office:value-type="float" office:value="2.92666666666667" calcext:value-type="float">
            <text:p>2.9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nhouse</text:p>
          </table:table-cell>
          <table:table-cell office:value-type="string" calcext:value-type="string">
            <text:p>Grape Vines with cover crop (80% canopy)</text:p>
          </table:table-cell>
          <table:table-cell office:value-type="float" office:value="3.2225" calcext:value-type="float">
            <text:p>3.2225</text:p>
          </table:table-cell>
          <table:table-cell table:number-columns-repeated="3"/>
          <table:table-cell table:formula="of:=([.C17]-0.7*12.8/12)/0.7" office:value-type="float" office:value="3.53690476190476" calcext:value-type="float">
            <text:p>3.53690476190476</text:p>
          </table:table-cell>
          <table:table-cell table:formula="of:=[.G17]" office:value-type="float" office:value="3.53690476190476" calcext:value-type="float">
            <text:p>3.53690476190476</text:p>
          </table:table-cell>
          <table:table-cell table:formula="of:=[.H17]+12.8/12" office:value-type="float" office:value="4.60357142857143" calcext:value-type="float">
            <text:p>4.603571428571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iwis</text:p>
          </table:table-cell>
          <table:table-cell table:style-name="Default"/>
          <table:table-cell table:number-columns-repeated="2"/>
          <table:table-cell office:value-type="float" office:value="1.86" calcext:value-type="float">
            <text:p>1.86</text:p>
          </table:table-cell>
          <table:table-cell table:number-columns-repeated="2"/>
          <table:table-cell table:formula="of:=AVERAGE([.D18:.E18])" office:value-type="float" office:value="1.86" calcext:value-type="float">
            <text:p>1.86</text:p>
          </table:table-cell>
          <table:table-cell table:formula="of:=[.H18]+12.8/12" office:value-type="float" office:value="2.92666666666667" calcext:value-type="float">
            <text:p>2.926666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ttuce/Leafy Greens</text:p>
          </table:table-cell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 table:number-columns-repeated="3"/>
          <table:table-cell table:formula="of:=AVERAGE([.D19:.E19])" office:value-type="float" office:value="2.5" calcext:value-type="float">
            <text:p>2.5</text:p>
          </table:table-cell>
          <table:table-cell table:formula="of:=[.H19]+12.8/12" office:value-type="float" office:value="3.56666666666667" calcext:value-type="float">
            <text:p>3.5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lons, Squash and Cucumbers</text:p>
          </table:table-cell>
          <table:table-cell office:value-type="string" calcext:value-type="string">
            <text:p>Melons, Squash, and Cucumbers</text:p>
          </table:table-cell>
          <table:table-cell office:value-type="float" office:value="2.06583333333333" calcext:value-type="float">
            <text:p>2.06583333333333</text:p>
          </table:table-cell>
          <table:table-cell/>
          <table:table-cell office:value-type="float" office:value="1.76724137931034" calcext:value-type="float">
            <text:p>1.76724137931034</text:p>
          </table:table-cell>
          <table:table-cell table:formula="of:=[.C20]/(AVERAGE([.D20:.E20])+12.82/12)" office:value-type="float" office:value="0.728541316200166" calcext:value-type="float">
            <text:p>0.728541316200166</text:p>
          </table:table-cell>
          <table:table-cell table:formula="of:=([.C20]-0.7*12.8/12)/0.7" office:value-type="float" office:value="1.88452380952381" calcext:value-type="float">
            <text:p>1.88452380952381</text:p>
          </table:table-cell>
          <table:table-cell table:formula="of:=AVERAGE([.D20:.E20])" office:value-type="float" office:value="1.76724137931034" calcext:value-type="float">
            <text:p>1.76724137931034</text:p>
          </table:table-cell>
          <table:table-cell table:formula="of:=[.H20]+12.8/12" office:value-type="float" office:value="2.83390804597701" calcext:value-type="float">
            <text:p>2.833908045977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cellaneous Subtropical Fruits</text:p>
          </table:table-cell>
          <table:table-cell office:value-type="string" calcext:value-type="string">
            <text:p>Misc Subtropical</text:p>
          </table:table-cell>
          <table:table-cell office:value-type="float" office:value="3.08916666666667" calcext:value-type="float">
            <text:p>3.08916666666667</text:p>
          </table:table-cell>
          <table:table-cell table:number-columns-repeated="3"/>
          <table:table-cell table:formula="of:=([.C21]-0.7*12.8/12)/0.7" office:value-type="float" office:value="3.34642857142857" calcext:value-type="float">
            <text:p>3.34642857142857</text:p>
          </table:table-cell>
          <table:table-cell table:formula="of:=[.G21]" office:value-type="float" office:value="3.34642857142857" calcext:value-type="float">
            <text:p>3.34642857142857</text:p>
          </table:table-cell>
          <table:table-cell table:formula="of:=[.H21]+12.8/12" office:value-type="float" office:value="4.41309523809524" calcext:value-type="float">
            <text:p>4.41309523809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cellaneous Deciduous</text:p>
          </table:table-cell>
          <table:table-cell office:value-type="string" calcext:value-type="string">
            <text:p>Misc. Deciduous</text:p>
          </table:table-cell>
          <table:table-cell office:value-type="float" office:value="3.08916666666667" calcext:value-type="float">
            <text:p>3.08916666666667</text:p>
          </table:table-cell>
          <table:table-cell/>
          <table:table-cell office:value-type="float" office:value="3.29359165424739" calcext:value-type="float">
            <text:p>3.29359165424739</text:p>
          </table:table-cell>
          <table:table-cell table:formula="of:=[.C22]/(AVERAGE([.D22:.E22])+12.82/12)" office:value-type="float" office:value="0.708211781601505" calcext:value-type="float">
            <text:p>0.708211781601505</text:p>
          </table:table-cell>
          <table:table-cell table:formula="of:=([.C22]-0.7*12.8/12)/0.7" office:value-type="float" office:value="3.34642857142857" calcext:value-type="float">
            <text:p>3.34642857142857</text:p>
          </table:table-cell>
          <table:table-cell table:formula="of:=AVERAGE([.D22:.E22])" office:value-type="float" office:value="3.29359165424739" calcext:value-type="float">
            <text:p>3.29359165424739</text:p>
          </table:table-cell>
          <table:table-cell table:formula="of:=[.H22]+12.8/12" office:value-type="float" office:value="4.36025832091406" calcext:value-type="float">
            <text:p>4.36025832091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cellaneous Field Crops</text:p>
          </table:table-cell>
          <table:table-cell office:value-type="string" calcext:value-type="string">
            <text:p>Misc. field crops</text:p>
          </table:table-cell>
          <table:table-cell office:value-type="float" office:value="2.12916666666667" calcext:value-type="float">
            <text:p>2.12916666666667</text:p>
          </table:table-cell>
          <table:table-cell/>
          <table:table-cell office:value-type="float" office:value="2.61360123647604" calcext:value-type="float">
            <text:p>2.61360123647604</text:p>
          </table:table-cell>
          <table:table-cell table:formula="of:=[.C23]/(AVERAGE([.D23:.E23])+12.82/12)" office:value-type="float" office:value="0.578273900933796" calcext:value-type="float">
            <text:p>0.578273900933796</text:p>
          </table:table-cell>
          <table:table-cell table:formula="of:=([.C23]-0.7*12.8/12)/0.7" office:value-type="float" office:value="1.975" calcext:value-type="float">
            <text:p>1.975</text:p>
          </table:table-cell>
          <table:table-cell table:formula="of:=AVERAGE([.D23:.E23])" office:value-type="float" office:value="2.61360123647604" calcext:value-type="float">
            <text:p>2.61360123647604</text:p>
          </table:table-cell>
          <table:table-cell table:formula="of:=[.H23]+12.8/12" office:value-type="float" office:value="3.68026790314271" calcext:value-type="float">
            <text:p>3.68026790314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cellaneous Grain and Hay</text:p>
          </table:table-cell>
          <table:table-cell office:value-type="string" calcext:value-type="string">
            <text:p>Grain and Grain Hay</text:p>
          </table:table-cell>
          <table:table-cell office:value-type="float" office:value="1.56833333333333" calcext:value-type="float">
            <text:p>1.56833333333333</text:p>
          </table:table-cell>
          <table:table-cell office:value-type="float" office:value="2.64941229946212" calcext:value-type="float">
            <text:p>2.64941229946212</text:p>
          </table:table-cell>
          <table:table-cell office:value-type="float" office:value="1.39236111111111" calcext:value-type="float">
            <text:p>1.39236111111111</text:p>
          </table:table-cell>
          <table:table-cell table:formula="of:=[.C24]/(AVERAGE([.D24:.E24])+12.82/12)" office:value-type="float" office:value="0.50767938629388" calcext:value-type="float">
            <text:p>0.50767938629388</text:p>
          </table:table-cell>
          <table:table-cell table:formula="of:=([.C24]-0.7*12.8/12)/0.7" office:value-type="float" office:value="1.17380952380952" calcext:value-type="float">
            <text:p>1.17380952380952</text:p>
          </table:table-cell>
          <table:table-cell table:formula="of:=AVERAGE([.D24:.E24])" office:value-type="float" office:value="2.02088670528662" calcext:value-type="float">
            <text:p>2.02088670528662</text:p>
          </table:table-cell>
          <table:table-cell table:formula="of:=[.H24]+12.8/12" office:value-type="float" office:value="3.08755337195328" calcext:value-type="float">
            <text:p>3.087553371953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ions and Garlic</text:p>
          </table:table-cell>
          <table:table-cell office:value-type="float" office:value="1.66166666666667" calcext:value-type="float">
            <text:p>1.66166666666667</text:p>
          </table:table-cell>
          <table:table-cell/>
          <table:table-cell office:value-type="float" office:value="2.8125" calcext:value-type="float">
            <text:p>2.8125</text:p>
          </table:table-cell>
          <table:table-cell table:formula="of:=[.C25]/(AVERAGE([.D25:.E25])+12.82/12)" office:value-type="float" office:value="0.428172643332618" calcext:value-type="float">
            <text:p>0.428172643332618</text:p>
          </table:table-cell>
          <table:table-cell table:formula="of:=([.C25]-0.7*12.8/12)/0.7" office:value-type="float" office:value="1.30714285714286" calcext:value-type="float">
            <text:p>1.30714285714286</text:p>
          </table:table-cell>
          <table:table-cell table:formula="of:=AVERAGE([.D25:.E25])" office:value-type="float" office:value="2.8125" calcext:value-type="float">
            <text:p>2.8125</text:p>
          </table:table-cell>
          <table:table-cell table:formula="of:=[.H25]+12.8/12" office:value-type="float" office:value="3.87916666666667" calcext:value-type="float">
            <text:p>3.8791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cellaneous Grasses</text:p>
          </table:table-cell>
          <table:table-cell office:value-type="string" calcext:value-type="string">
            <text:p>Pasture and Misc. Grasses</text:p>
          </table:table-cell>
          <table:table-cell office:value-type="float" office:value="3.77166666666667" calcext:value-type="float">
            <text:p>3.771666666666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6]/(AVERAGE([.D26:.E26])+12.82/12)" office:value-type="float" office:value="1.22922324823466" calcext:value-type="float">
            <text:p>1.22922324823466</text:p>
          </table:table-cell>
          <table:table-cell table:formula="of:=([.C26]-0.7*12.8/12)/0.7" office:value-type="float" office:value="4.32142857142857" calcext:value-type="float">
            <text:p>4.32142857142857</text:p>
          </table:table-cell>
          <table:table-cell table:formula="of:=AVERAGE([.D26:.E26])" office:value-type="float" office:value="2" calcext:value-type="float">
            <text:p>2</text:p>
          </table:table-cell>
          <table:table-cell table:formula="of:=[.H26]+12.8/12" office:value-type="float" office:value="3.06666666666667" calcext:value-type="float">
            <text:p>3.0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ches/Nectarines</text:p>
          </table:table-cell>
          <table:table-cell office:value-type="string" calcext:value-type="string">
            <text:p>Peach, Nectarine and Apricots</text:p>
          </table:table-cell>
          <table:table-cell office:value-type="float" office:value="3.15916666666667" calcext:value-type="float">
            <text:p>3.15916666666667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27]/(AVERAGE([.D27:.E27])+12.82/12)" office:value-type="float" office:value="0.838345864661654" calcext:value-type="float">
            <text:p>0.838345864661654</text:p>
          </table:table-cell>
          <table:table-cell table:formula="of:=([.C27]-0.7*12.8/12)/0.7" office:value-type="float" office:value="3.44642857142857" calcext:value-type="float">
            <text:p>3.44642857142857</text:p>
          </table:table-cell>
          <table:table-cell table:formula="of:=AVERAGE([.D27:.E27])" office:value-type="float" office:value="2.7" calcext:value-type="float">
            <text:p>2.7</text:p>
          </table:table-cell>
          <table:table-cell table:formula="of:=[.H27]+12.8/12" office:value-type="float" office:value="3.76666666666667" calcext:value-type="float">
            <text:p>3.766666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scellaneous Truck Crops</text:p>
          </table:table-cell>
          <table:table-cell table:style-name="Default"/>
          <table:table-cell office:value-type="float" office:value="1.61333333333333" calcext:value-type="float">
            <text:p>1.61333333333333</text:p>
          </table:table-cell>
          <table:table-cell office:value-type="float" office:value="2.8" calcext:value-type="float">
            <text:p>2.8</text:p>
          </table:table-cell>
          <table:table-cell office:value-type="float" office:value="1.51458576429405" calcext:value-type="float">
            <text:p>1.51458576429405</text:p>
          </table:table-cell>
          <table:table-cell table:formula="of:=[.C28]/(AVERAGE([.D28:.E28])+12.82/12)" office:value-type="float" office:value="0.500161278945049" calcext:value-type="float">
            <text:p>0.500161278945049</text:p>
          </table:table-cell>
          <table:table-cell table:formula="of:=([.C28]-0.7*12.8/12)/0.7" office:value-type="float" office:value="1.23809523809524" calcext:value-type="float">
            <text:p>1.23809523809524</text:p>
          </table:table-cell>
          <table:table-cell table:formula="of:=AVERAGE([.D28:.E28])" office:value-type="float" office:value="2.15729288214702" calcext:value-type="float">
            <text:p>2.15729288214702</text:p>
          </table:table-cell>
          <table:table-cell table:formula="of:=[.H28]+12.8/12" office:value-type="float" office:value="3.22395954881369" calcext:value-type="float">
            <text:p>3.223959548813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xed Pasture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D29:.E29])" office:value-type="float" office:value="2" calcext:value-type="float">
            <text:p>2</text:p>
          </table:table-cell>
          <table:table-cell table:formula="of:=[.H29]+12.8/12" office:value-type="float" office:value="3.06666666666667" calcext:value-type="float">
            <text:p>3.066666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lives</text:p>
          </table:table-cell>
          <table:table-cell table:style-name="Default"/>
          <table:table-cell/>
          <table:table-cell table:formula="of:=39.25/12" office:value-type="float" office:value="3.27083333333333" calcext:value-type="float">
            <text:p>3.27083333333333</text:p>
          </table:table-cell>
          <table:table-cell table:number-columns-repeated="3"/>
          <table:table-cell table:formula="of:=AVERAGE([.D30:.E30])" office:value-type="float" office:value="3.27083333333333" calcext:value-type="float">
            <text:p>3.27083333333333</text:p>
          </table:table-cell>
          <table:table-cell table:formula="of:=[.H30]+12.8/12" office:value-type="float" office:value="4.3375" calcext:value-type="float">
            <text:p>4.3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rs</text:p>
          </table:table-cell>
          <table:table-cell office:value-type="string" calcext:value-type="string">
            <text:p>Apple, Pear, Cherry, Plum and Prune</text:p>
          </table:table-cell>
          <table:table-cell office:value-type="float" office:value="3.195" calcext:value-type="float">
            <text:p>3.19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31]/(AVERAGE([.D31:.E31])+12.82/12)" office:value-type="float" office:value="0.847854931446263" calcext:value-type="float">
            <text:p>0.847854931446263</text:p>
          </table:table-cell>
          <table:table-cell table:formula="of:=([.C31]-0.7*12.8/12)/0.7" office:value-type="float" office:value="3.49761904761905" calcext:value-type="float">
            <text:p>3.49761904761905</text:p>
          </table:table-cell>
          <table:table-cell table:formula="of:=AVERAGE([.D31:.E31])" office:value-type="float" office:value="2.7" calcext:value-type="float">
            <text:p>2.7</text:p>
          </table:table-cell>
          <table:table-cell table:formula="of:=[.H31]+12.8/12" office:value-type="float" office:value="3.76666666666667" calcext:value-type="float">
            <text:p>3.766666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ppers</text:p>
          </table:table-cell>
          <table:table-cell table:style-name="Default"/>
          <table:table-cell table:number-columns-repeated="2"/>
          <table:table-cell office:value-type="float" office:value="1.51458576429405" calcext:value-type="float">
            <text:p>1.51458576429405</text:p>
          </table:table-cell>
          <table:table-cell table:number-columns-repeated="2"/>
          <table:table-cell table:formula="of:=AVERAGE([.D32:.E32])" office:value-type="float" office:value="1.51458576429405" calcext:value-type="float">
            <text:p>1.51458576429405</text:p>
          </table:table-cell>
          <table:table-cell table:formula="of:=[.H32]+12.8/12" office:value-type="float" office:value="2.58125243096072" calcext:value-type="float">
            <text:p>2.58125243096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stachios</text:p>
          </table:table-cell>
          <table:table-cell office:value-type="string" calcext:value-type="string">
            <text:p>Pistachio</text:p>
          </table:table-cell>
          <table:table-cell office:value-type="float" office:value="2.87666666666667" calcext:value-type="float">
            <text:p>2.87666666666667</text:p>
          </table:table-cell>
          <table:table-cell/>
          <table:table-cell office:value-type="float" office:value="3.53703703703704" calcext:value-type="float">
            <text:p>3.53703703703704</text:p>
          </table:table-cell>
          <table:table-cell/>
          <table:table-cell table:formula="of:=([.C33]-0.7*12.8/12)/0.7" office:value-type="float" office:value="3.04285714285714" calcext:value-type="float">
            <text:p>3.04285714285714</text:p>
          </table:table-cell>
          <table:table-cell table:formula="of:=AVERAGE([.D33:.E33])" office:value-type="float" office:value="3.53703703703704" calcext:value-type="float">
            <text:p>3.53703703703704</text:p>
          </table:table-cell>
          <table:table-cell table:formula="of:=[.H33]+12.8/12" office:value-type="float" office:value="4.6037037037037" calcext:value-type="float">
            <text:p>4.60370370370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tatoes, Sugar beets, Turnip etc..</text:p>
          </table:table-cell>
          <table:table-cell office:value-type="float" office:value="2.88083333333333" calcext:value-type="float">
            <text:p>2.88083333333333</text:p>
          </table:table-cell>
          <table:table-cell office:value-type="float" office:value="1.7" calcext:value-type="float">
            <text:p>1.7</text:p>
          </table:table-cell>
          <table:table-cell office:value-type="float" office:value="3.70909090909091" calcext:value-type="float">
            <text:p>3.70909090909091</text:p>
          </table:table-cell>
          <table:table-cell table:formula="of:=[.C34]/(AVERAGE([.D34:.E34])+12.82/12)" office:value-type="float" office:value="0.763563712300711" calcext:value-type="float">
            <text:p>0.763563712300711</text:p>
          </table:table-cell>
          <table:table-cell table:formula="of:=([.C34]-0.7*12.8/12)/0.7" office:value-type="float" office:value="3.04880952380952" calcext:value-type="float">
            <text:p>3.04880952380952</text:p>
          </table:table-cell>
          <table:table-cell table:formula="of:=AVERAGE([.D34:.E34])" office:value-type="float" office:value="2.70454545454545" calcext:value-type="float">
            <text:p>2.70454545454545</text:p>
          </table:table-cell>
          <table:table-cell table:formula="of:=[.H34]+12.8/12" office:value-type="float" office:value="3.77121212121212" calcext:value-type="float">
            <text:p>3.7712121212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ums, Prunes and Apricots</text:p>
          </table:table-cell>
          <table:table-cell office:value-type="string" calcext:value-type="string">
            <text:p>Apple, Pear, Cherry, Plum and Prune</text:p>
          </table:table-cell>
          <table:table-cell office:value-type="float" office:value="3.195" calcext:value-type="float">
            <text:p>3.19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35]/(AVERAGE([.D35:.E35])+12.82/12)" office:value-type="float" office:value="0.847854931446263" calcext:value-type="float">
            <text:p>0.847854931446263</text:p>
          </table:table-cell>
          <table:table-cell table:formula="of:=([.C35]-0.7*12.8/12)/0.7" office:value-type="float" office:value="3.49761904761905" calcext:value-type="float">
            <text:p>3.49761904761905</text:p>
          </table:table-cell>
          <table:table-cell table:formula="of:=AVERAGE([.D35:.E35])" office:value-type="float" office:value="2.7" calcext:value-type="float">
            <text:p>2.7</text:p>
          </table:table-cell>
          <table:table-cell table:formula="of:=[.H35]+12.8/12" office:value-type="float" office:value="3.76666666666667" calcext:value-type="float">
            <text:p>3.766666666666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egranates</text:p>
          </table:table-cell>
          <table:table-cell table:style-name="Default"/>
          <table:table-cell/>
          <table:table-cell office:value-type="float" office:value="2.7" calcext:value-type="float">
            <text:p>2.7</text:p>
          </table:table-cell>
          <table:table-cell table:number-columns-repeated="3"/>
          <table:table-cell table:formula="of:=AVERAGE([.D36:.E36])" office:value-type="float" office:value="2.7" calcext:value-type="float">
            <text:p>2.7</text:p>
          </table:table-cell>
          <table:table-cell table:formula="of:=[.H36]+12.8/12" office:value-type="float" office:value="3.76666666666667" calcext:value-type="float">
            <text:p>3.766666666666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ice</text:p>
          </table:table-cell>
          <table:table-cell office:value-type="float" office:value="3.2575" calcext:value-type="float">
            <text:p>3.2575</text:p>
          </table:table-cell>
          <table:table-cell office:value-type="float" office:value="4.5" calcext:value-type="float">
            <text:p>4.5</text:p>
          </table:table-cell>
          <table:table-cell office:value-type="float" office:value="4.56081081081081" calcext:value-type="float">
            <text:p>4.56081081081081</text:p>
          </table:table-cell>
          <table:table-cell table:formula="of:=[.C37]/(AVERAGE([.D37:.E37])+12.82/12)" office:value-type="float" office:value="0.581827470794581" calcext:value-type="float">
            <text:p>0.581827470794581</text:p>
          </table:table-cell>
          <table:table-cell table:formula="of:=([.C37]-0.7*12.8/12)/0.7" office:value-type="float" office:value="3.58690476190476" calcext:value-type="float">
            <text:p>3.58690476190476</text:p>
          </table:table-cell>
          <table:table-cell table:formula="of:=AVERAGE([.D37:.E37])" office:value-type="float" office:value="4.53040540540541" calcext:value-type="float">
            <text:p>4.53040540540541</text:p>
          </table:table-cell>
          <table:table-cell table:formula="of:=[.H37]+12.8/12" office:value-type="float" office:value="5.59707207207207" calcext:value-type="float">
            <text:p>5.59707207207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fflower</text:p>
          </table:table-cell>
          <table:table-cell office:value-type="string" calcext:value-type="string">
            <text:p>Safflower and Sunflower</text:p>
          </table:table-cell>
          <table:table-cell office:value-type="float" office:value="2.19333333333333" calcext:value-type="float">
            <text:p>2.19333333333333</text:p>
          </table:table-cell>
          <table:table-cell/>
          <table:table-cell office:value-type="float" office:value="1.37209302325581" calcext:value-type="float">
            <text:p>1.37209302325581</text:p>
          </table:table-cell>
          <table:table-cell table:formula="of:=[.C38]/(AVERAGE([.D38:.E38])+12.82/12)" office:value-type="float" office:value="0.898750059558789" calcext:value-type="float">
            <text:p>0.898750059558789</text:p>
          </table:table-cell>
          <table:table-cell table:formula="of:=([.C38]-0.7*12.8/12)/0.7" office:value-type="float" office:value="2.06666666666667" calcext:value-type="float">
            <text:p>2.06666666666667</text:p>
          </table:table-cell>
          <table:table-cell table:formula="of:=AVERAGE([.D38:.E38])" office:value-type="float" office:value="1.37209302325581" calcext:value-type="float">
            <text:p>1.37209302325581</text:p>
          </table:table-cell>
          <table:table-cell table:formula="of:=[.H38]+12.8/12" office:value-type="float" office:value="2.43875968992248" calcext:value-type="float">
            <text:p>2.438759689922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 Vegetables</text:p>
          </table:table-cell>
          <table:table-cell office:value-type="float" office:value="1.61333333333333" calcext:value-type="float">
            <text:p>1.61333333333333</text:p>
          </table:table-cell>
          <table:table-cell office:value-type="float" office:value="2.8" calcext:value-type="float">
            <text:p>2.8</text:p>
          </table:table-cell>
          <table:table-cell office:value-type="float" office:value="1.51458576429405" calcext:value-type="float">
            <text:p>1.51458576429405</text:p>
          </table:table-cell>
          <table:table-cell table:formula="of:=[.C39]/(AVERAGE([.D39:.E39])+12.82/12)" office:value-type="float" office:value="0.500161278945049" calcext:value-type="float">
            <text:p>0.500161278945049</text:p>
          </table:table-cell>
          <table:table-cell table:formula="of:=([.C39]-0.7*12.8/12)/0.7" office:value-type="float" office:value="1.23809523809524" calcext:value-type="float">
            <text:p>1.23809523809524</text:p>
          </table:table-cell>
          <table:table-cell table:formula="of:=AVERAGE([.D39:.E39])" office:value-type="float" office:value="2.15729288214702" calcext:value-type="float">
            <text:p>2.15729288214702</text:p>
          </table:table-cell>
          <table:table-cell table:formula="of:=[.H39]+12.8/12" office:value-type="float" office:value="3.22395954881369" calcext:value-type="float">
            <text:p>3.223959548813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awberries</text:p>
          </table:table-cell>
          <table:table-cell office:value-type="float" office:value="2.12916666666667" calcext:value-type="float">
            <text:p>2.12916666666667</text:p>
          </table:table-cell>
          <table:table-cell table:number-columns-repeated="3"/>
          <table:table-cell table:formula="of:=([.C40]-0.7*12.8/12)/0.7" office:value-type="float" office:value="1.975" calcext:value-type="float">
            <text:p>1.975</text:p>
          </table:table-cell>
          <table:table-cell table:formula="of:=[.G40]" office:value-type="float" office:value="1.975" calcext:value-type="float">
            <text:p>1.975</text:p>
          </table:table-cell>
          <table:table-cell table:formula="of:=[.H40]+12.8/12" office:value-type="float" office:value="3.04166666666667" calcext:value-type="float">
            <text:p>3.04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nflowers</text:p>
          </table:table-cell>
          <table:table-cell office:value-type="string" calcext:value-type="string">
            <text:p>Safflower and Sunflower</text:p>
          </table:table-cell>
          <table:table-cell office:value-type="float" office:value="2.19333333333333" calcext:value-type="float">
            <text:p>2.19333333333333</text:p>
          </table:table-cell>
          <table:table-cell table:number-columns-repeated="3"/>
          <table:table-cell table:formula="of:=([.C41]-0.7*12.8/12)/0.7" office:value-type="float" office:value="2.06666666666667" calcext:value-type="float">
            <text:p>2.06666666666667</text:p>
          </table:table-cell>
          <table:table-cell table:formula="of:=[.G41]" office:value-type="float" office:value="2.06666666666667" calcext:value-type="float">
            <text:p>2.06666666666667</text:p>
          </table:table-cell>
          <table:table-cell table:formula="of:=[.H41]+12.8/12" office:value-type="float" office:value="3.13333333333333" calcext:value-type="float">
            <text:p>3.1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atoes</text:p>
          </table:table-cell>
          <table:table-cell office:value-type="string" calcext:value-type="string">
            <text:p>Tomatoes and Peppers</text:p>
          </table:table-cell>
          <table:table-cell office:value-type="float" office:value="2.00416666666667" calcext:value-type="float">
            <text:p>2.00416666666667</text:p>
          </table:table-cell>
          <table:table-cell office:value-type="float" office:value="2.7" calcext:value-type="float">
            <text:p>2.7</text:p>
          </table:table-cell>
          <table:table-cell office:value-type="float" office:value="2.36705202312139" calcext:value-type="float">
            <text:p>2.36705202312139</text:p>
          </table:table-cell>
          <table:table-cell table:formula="of:=[.C42]/(AVERAGE([.D42:.E42])+12.82/12)" office:value-type="float" office:value="0.556425577669422" calcext:value-type="float">
            <text:p>0.556425577669422</text:p>
          </table:table-cell>
          <table:table-cell table:formula="of:=([.C42]-0.7*12.8/12)/0.7" office:value-type="float" office:value="1.79642857142857" calcext:value-type="float">
            <text:p>1.79642857142857</text:p>
          </table:table-cell>
          <table:table-cell table:formula="of:=AVERAGE([.D42:.E42])" office:value-type="float" office:value="2.53352601156069" calcext:value-type="float">
            <text:p>2.53352601156069</text:p>
          </table:table-cell>
          <table:table-cell table:formula="of:=[.H42]+12.8/12" office:value-type="float" office:value="3.60019267822736" calcext:value-type="float">
            <text:p>3.600192678227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lnuts</text:p>
          </table:table-cell>
          <table:table-cell office:value-type="float" office:value="3.46416666666667" calcext:value-type="float">
            <text:p>3.46416666666667</text:p>
          </table:table-cell>
          <table:table-cell table:number-columns-repeated="3"/>
          <table:table-cell table:formula="of:=([.C43]-0.7*12.8/12)/0.7" office:value-type="float" office:value="3.88214285714286" calcext:value-type="float">
            <text:p>3.88214285714286</text:p>
          </table:table-cell>
          <table:table-cell table:formula="of:=[.G43]" office:value-type="float" office:value="3.88214285714286" calcext:value-type="float">
            <text:p>3.88214285714286</text:p>
          </table:table-cell>
          <table:table-cell table:formula="of:=[.H43]+12.8/12" office:value-type="float" office:value="4.94880952380952" calcext:value-type="float">
            <text:p>4.948809523809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heat</text:p>
          </table:table-cell>
          <table:table-cell table:style-name="Default"/>
          <table:table-cell/>
          <table:table-cell office:value-type="float" office:value="2.1" calcext:value-type="float">
            <text:p>2.1</text:p>
          </table:table-cell>
          <table:table-cell table:number-columns-repeated="3"/>
          <table:table-cell table:formula="of:=AVERAGE([.D44:.E44])" office:value-type="float" office:value="2.1" calcext:value-type="float">
            <text:p>2.1</text:p>
          </table:table-cell>
          <table:table-cell table:formula="of:=[.H44]+12.8/12" office:value-type="float" office:value="3.16666666666667" calcext:value-type="float">
            <text:p>3.1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ung Perennials</text:p>
          </table:table-cell>
          <table:table-cell office:value-type="string" calcext:value-type="string">
            <text:p>Flowers, Nursery and Christmas Tree</text:p>
          </table:table-cell>
          <table:table-cell office:value-type="float" office:value="3.08916666666667" calcext:value-type="float">
            <text:p>3.08916666666667</text:p>
          </table:table-cell>
          <table:table-cell table:number-columns-repeated="3"/>
          <table:table-cell table:formula="of:=([.C45]-0.7*12.8/12)/0.7" office:value-type="float" office:value="3.34642857142857" calcext:value-type="float">
            <text:p>3.34642857142857</text:p>
          </table:table-cell>
          <table:table-cell table:formula="of:=[.G45]" office:value-type="float" office:value="3.34642857142857" calcext:value-type="float">
            <text:p>3.34642857142857</text:p>
          </table:table-cell>
          <table:table-cell table:formula="of:=[.H45]+12.8/12" office:value-type="float" office:value="4.41309523809524" calcext:value-type="float">
            <text:p>4.41309523809524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4"/>
          <table:table-cell table:style-name="ce4" table:number-columns-repeated="1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" table:number-columns-repeated="12"/>
          <table:table-cell/>
        </table:table-row>
      </table:table>
      <table:named-expressions/>
      <table:database-ranges>
        <table:database-range table:name="__Anonymous_Sheet_DB__0" table:target-range-address="Sheet1.B2:Sheet1.C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7:05:00.915209261</meta:creation-date>
    <dc:date>2020-03-28T21:21:18.273146966</dc:date>
    <meta:editing-duration>PT57S</meta:editing-duration>
    <meta:editing-cycles>1</meta:editing-cycles>
    <meta:document-statistic meta:table-count="2" meta:cell-count="490" meta:object-count="0"/>
    <meta:generator>LibreOffice/6.0.7.3$Linux_X86_64 LibreOffice_project/00m0$Build-3</meta:generator>
  </office:meta>
</office:document-meta>
</file>